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style>
    <style:style style:name="P29"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0"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1" style:family="paragraph" style:parent-style-name="Heading_20_2">
      <style:paragraph-properties style:snap-to-layout-grid="false"/>
      <style:text-properties fo:font-size="10pt" fo:font-weight="bold" style:font-size-asian="10pt" style:font-weight-asian="bold"/>
    </style:style>
    <style:style style:name="P32"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T10" style:family="text">
      <style:text-properties fo:color="#000000"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4in" draw:visible-area-height="0.8925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51</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Debugging SSI Param with new LWIP Stack </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Alter CGI Ordner gelöscht, Debugging SSI Param with new LWIP Stack, problem: array handling → Compiler Offset Problem</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SSI Parameter Parsing works with LWIP, aber Problem in tcp_write()</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Memory problem: 8 byte pointer in startup.c → fixed, 2byte, <text:s/>debugging SSI Param</text:h>
          </table:table-cell>
          <table:covered-table-cell/>
          <table:table-cell table:style-name="Table2.D3" office:value-type="float" office:value="2">
            <text:h text:style-name="P26" text:outline-level="1">2</text:h>
          </table:table-cell>
        </table:table-row>
        <table:table-row table:style-name="Table2.1">
          <table:table-cell table:style-name="Table2.A1" table:number-columns-spanned="2" office:value-type="string">
            <text:p text:style-name="P14">Kalenderwoche: <text:s text:c="2"/>52</text:p>
          </table:table-cell>
          <table:covered-table-cell/>
          <table:table-cell table:style-name="Table2.C1" table:number-columns-spanned="2" office:value-type="string">
            <text:p text:style-name="P14">Stundensumme: <text:s text:c="4"/>2.5</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7" text:outline-level="1">SSI Parameter Parsing works again, problem was memory allocation and pointer handling</text:h>
          </table:table-cell>
          <table:covered-table-cell/>
          <table:table-cell table:style-name="Table2.D3" office:value-type="float" office:value="2.5">
            <text:h text:style-name="P24" text:outline-level="1">2.5</text:h>
          </table:table-cell>
        </table:table-row>
        <table:table-row table:style-name="Table2.1">
          <table:table-cell table:style-name="Table2.A1" table:number-columns-spanned="2" office:value-type="string">
            <text:p text:style-name="P14">Kalenderwoche: <text:s text:c="3"/>53</text:p>
          </table:table-cell>
          <table:covered-table-cell/>
          <table:table-cell table:style-name="Table2.C1" table:number-columns-spanned="2" office:value-type="string">
            <text:p text:style-name="P14">Stundensumme: 0</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1</text:p>
          </table:table-cell>
          <table:covered-table-cell/>
          <table:table-cell table:style-name="Table2.C1" table:number-columns-spanned="2" office:value-type="string">
            <text:p text:style-name="P14">Stundensumme: <text:s text:c="2"/>14.5</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text:span text:style-name="T9">SSIDeleteAllParams works, set.cgi sets values via ComTask, tags are displayed correctly (increased </text:span><text:span text:style-name="T10">MAX_TAG_INSERT_LEN</text:span><text:span text:style-name="T9">), externes JS hinzugefügt</text:span></text:h>
          </table:table-cell>
          <table:covered-table-cell/>
          <table:table-cell table:style-name="Table2.D26"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p text:style-name="P21">Werte per Ajax setzen, Problem: Bibliotheken wie Prototype oder Jquery sind zu groß → hohe Ladezeit (&gt;5s)</text:p>
          </table:table-cell>
          <table:covered-table-cell/>
          <table:table-cell table:style-name="Table2.D3" office:value-type="float" office:value="1.5">
            <text:h text:style-name="P24" text:outline-level="1">1.5</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0" text:outline-level="1">Tag SavedParams hinzugefügt, gibt die Anzahl der zuletzt gespeicherten Elemente aus, Problem mit Speicherfreigabe, Label Parameter zu Tags hinzugefügt</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5" text:outline-level="1">Minimale Ajax Bibliothek verwenden (jx), JS Codesize 1.7 kb (komprimiert), Seitenladezeit &lt;0.6s, Webserver LastTest</text:h>
          </table:table-cell>
          <table:covered-table-cell/>
          <table:table-cell table:style-name="Table2.D3" office:value-type="float" office:value="3">
            <text:h text:style-name="P26" text:outline-level="1">3</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CheckboxInput Field Tag hinzugefügt, Speicherproblem bei SavedParams behoben, io.c Code umstrukturiert</text:h>
          </table:table-cell>
          <table:covered-table-cell/>
          <table:table-cell table:style-name="Table2.D3" office:value-type="float" office:value="4">
            <text:h text:style-name="P26"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1"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4in" draw:visible-area-height="0.892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7.odt</text:file-name></text:span><text:span text:style-name="MT3"><text:tab/><text:tab/></text:span><text:span text:style-name="MT3"><text:date style:data-style-name="N30" text:date-value="2010-05-08T11:23:18.99">08.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08T11:23:19</dc:date>
    <meta:print-date>2000-12-19T15:31:00</meta:print-date>
    <meta:editing-cycles>74</meta:editing-cycles>
    <meta:generator>OpenOffice.org/3.2$Unix OpenOffice.org_project/320m12$Build-9483</meta:generator>
    <meta:editing-duration>PT09H01M13S</meta:editing-duration>
    <meta:document-statistic meta:table-count="5" meta:image-count="0" meta:object-count="1" meta:page-count="2" meta:paragraph-count="88" meta:word-count="338" meta:character-count="2452"/>
    <meta:user-defined meta:name="Info 1"/>
    <meta:user-defined meta:name="Info 2"/>
    <meta:user-defined meta:name="Info 3"/>
    <meta:user-defined meta:name="Info 4"/>
  </office:meta>
</office:document-meta>
</file>